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fo:font-weight="bold" officeooo:rsid="00132c0d" officeooo:paragraph-rsid="00132c0d" style:font-weight-asian="bold" style:font-weight-complex="bold"/>
    </style:style>
    <style:style style:name="P2" style:family="paragraph" style:parent-style-name="Standard">
      <style:text-properties fo:font-weight="bold" officeooo:rsid="00132c0d" officeooo:paragraph-rsid="00132c0d" style:font-weight-asian="bold" style:font-weight-complex="bold"/>
    </style:style>
    <style:style style:name="P3" style:family="paragraph" style:parent-style-name="Standard">
      <style:text-properties fo:font-weight="bold" officeooo:rsid="0014f172" officeooo:paragraph-rsid="0014f172" style:font-weight-asian="bold" style:font-weight-complex="bold"/>
    </style:style>
    <style:style style:name="P4" style:family="paragraph" style:parent-style-name="Standard" style:list-style-name="L2">
      <style:text-properties fo:font-weight="bold" officeooo:rsid="0014f172" officeooo:paragraph-rsid="0014f172" style:font-weight-asian="bold" style:font-weight-complex="bold"/>
    </style:style>
    <style:style style:name="P5" style:family="paragraph" style:parent-style-name="Standard" style:list-style-name="L2">
      <style:text-properties fo:font-weight="bold" officeooo:rsid="001561eb" officeooo:paragraph-rsid="001561eb" style:font-weight-asian="bold" style:font-weight-complex="bold"/>
    </style:style>
    <style:style style:name="P6" style:family="paragraph" style:parent-style-name="Standard">
      <style:text-properties fo:font-weight="bold" officeooo:rsid="001561eb" officeooo:paragraph-rsid="001561eb" style:font-weight-asian="bold" style:font-weight-complex="bold"/>
    </style:style>
    <style:style style:name="P7" style:family="paragraph" style:parent-style-name="Standard">
      <style:text-properties fo:font-weight="bold" officeooo:rsid="0015d896" officeooo:paragraph-rsid="0015d896" style:font-weight-asian="bold" style:font-weight-complex="bold"/>
    </style:style>
    <style:style style:name="P8" style:family="paragraph" style:parent-style-name="Standard">
      <style:text-properties fo:font-weight="bold" officeooo:rsid="00174e49" officeooo:paragraph-rsid="00174e49" style:font-weight-asian="bold" style:font-weight-complex="bold"/>
    </style:style>
    <style:style style:name="P9" style:family="paragraph" style:parent-style-name="Standard">
      <style:text-properties fo:font-weight="bold" officeooo:rsid="001896ae" officeooo:paragraph-rsid="001896ae" style:font-weight-asian="bold" style:font-weight-complex="bold"/>
    </style:style>
    <style:style style:name="P10" style:family="paragraph" style:parent-style-name="Standard">
      <style:text-properties fo:font-weight="bold" officeooo:rsid="001a6c89" officeooo:paragraph-rsid="001a6c89" style:font-weight-asian="bold" style:font-weight-complex="bold"/>
    </style:style>
    <style:style style:name="P11" style:family="paragraph" style:parent-style-name="Standard">
      <style:text-properties fo:font-weight="bold" officeooo:rsid="00127530" officeooo:paragraph-rsid="00127530" style:font-weight-asian="bold" style:font-weight-complex="bold"/>
    </style:style>
    <style:style style:name="P12" style:family="paragraph" style:parent-style-name="Standard">
      <style:text-properties fo:font-weight="normal" officeooo:rsid="00127530" officeooo:paragraph-rsid="00127530" style:font-weight-asian="normal" style:font-weight-complex="normal"/>
    </style:style>
    <style:style style:name="P13" style:family="paragraph" style:parent-style-name="Standard">
      <style:text-properties fo:font-weight="normal" officeooo:rsid="0014b7e2" officeooo:paragraph-rsid="0014b7e2" style:font-weight-asian="normal" style:font-weight-complex="normal"/>
    </style:style>
    <style:style style:name="P14" style:family="paragraph" style:parent-style-name="Standard">
      <style:text-properties fo:font-weight="normal" officeooo:rsid="00132c0d" officeooo:paragraph-rsid="00132c0d" style:font-weight-asian="normal" style:font-weight-complex="normal"/>
    </style:style>
    <style:style style:name="P15" style:family="paragraph" style:parent-style-name="Standard">
      <style:text-properties fo:font-weight="normal" officeooo:rsid="0014f172" officeooo:paragraph-rsid="0014f172" style:font-weight-asian="normal" style:font-weight-complex="normal"/>
    </style:style>
    <style:style style:name="P16" style:family="paragraph" style:parent-style-name="Standard">
      <style:text-properties style:text-underline-style="solid" style:text-underline-width="auto" style:text-underline-color="font-color" fo:font-weight="bold" officeooo:rsid="001b818f" officeooo:paragraph-rsid="001b818f"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20628e" officeooo:paragraph-rsid="0020628e"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28a5a9" officeooo:paragraph-rsid="0028a5a9"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2a81f7" officeooo:paragraph-rsid="002a81f7"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326f03" officeooo:paragraph-rsid="00326f03"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341faf" officeooo:paragraph-rsid="00341faf"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39d4b1" officeooo:paragraph-rsid="0039d4b1"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3c2f3c" officeooo:paragraph-rsid="003c2f3c" style:font-weight-asian="bold" style:font-weight-complex="bold"/>
    </style:style>
    <style:style style:name="P24" style:family="paragraph" style:parent-style-name="Standard">
      <style:text-properties style:text-underline-style="solid" style:text-underline-width="auto" style:text-underline-color="font-color" fo:font-weight="normal" officeooo:rsid="0039d4b1" officeooo:paragraph-rsid="0039d4b1" style:font-weight-asian="normal" style:font-weight-complex="normal"/>
    </style:style>
    <style:style style:name="P25" style:family="paragraph" style:parent-style-name="Standard">
      <style:text-properties style:text-underline-style="none" fo:font-weight="normal" officeooo:rsid="001b818f" officeooo:paragraph-rsid="001b818f" style:font-weight-asian="normal" style:font-weight-complex="normal"/>
    </style:style>
    <style:style style:name="P26" style:family="paragraph" style:parent-style-name="Standard">
      <style:text-properties style:text-underline-style="none" fo:font-weight="normal" officeooo:rsid="001bd80b" officeooo:paragraph-rsid="001bd80b" style:font-weight-asian="normal" style:font-weight-complex="normal"/>
    </style:style>
    <style:style style:name="P27" style:family="paragraph" style:parent-style-name="Standard">
      <style:text-properties style:text-underline-style="none" fo:font-weight="normal" officeooo:rsid="0020628e" officeooo:paragraph-rsid="0020628e" style:font-weight-asian="normal" style:font-weight-complex="normal"/>
    </style:style>
    <style:style style:name="P28" style:family="paragraph" style:parent-style-name="Standard">
      <style:text-properties style:text-underline-style="none" fo:font-weight="normal" officeooo:rsid="00211272" officeooo:paragraph-rsid="00211272" style:font-weight-asian="normal" style:font-weight-complex="normal"/>
    </style:style>
    <style:style style:name="P29" style:family="paragraph" style:parent-style-name="Standard">
      <style:text-properties style:text-underline-style="none" fo:font-weight="normal" officeooo:rsid="00250f72" officeooo:paragraph-rsid="00250f72" style:font-weight-asian="normal" style:font-weight-complex="normal"/>
    </style:style>
    <style:style style:name="P30" style:family="paragraph" style:parent-style-name="Standard">
      <style:text-properties style:text-underline-style="none" fo:font-weight="normal" officeooo:rsid="00256e00" officeooo:paragraph-rsid="00256e00" style:font-weight-asian="normal" style:font-weight-complex="normal"/>
    </style:style>
    <style:style style:name="P31" style:family="paragraph" style:parent-style-name="Standard" style:list-style-name="L5">
      <style:text-properties style:text-underline-style="none" fo:font-weight="normal" officeooo:rsid="00256e00" officeooo:paragraph-rsid="00256e00" style:font-weight-asian="normal" style:font-weight-complex="normal"/>
    </style:style>
    <style:style style:name="P32" style:family="paragraph" style:parent-style-name="Standard" style:list-style-name="L5">
      <style:text-properties style:text-underline-style="none" fo:font-weight="normal" officeooo:rsid="002706a0" officeooo:paragraph-rsid="002706a0" style:font-weight-asian="normal" style:font-weight-complex="normal"/>
    </style:style>
    <style:style style:name="P33" style:family="paragraph" style:parent-style-name="Standard">
      <style:text-properties style:text-underline-style="none" fo:font-weight="normal" officeooo:rsid="002706a0" officeooo:paragraph-rsid="002706a0" style:font-weight-asian="normal" style:font-weight-complex="normal"/>
    </style:style>
    <style:style style:name="P34" style:family="paragraph" style:parent-style-name="Standard">
      <style:text-properties style:text-underline-style="none" fo:font-weight="normal" officeooo:rsid="0028a5a9" officeooo:paragraph-rsid="0028a5a9" style:font-weight-asian="normal" style:font-weight-complex="normal"/>
    </style:style>
    <style:style style:name="P35" style:family="paragraph" style:parent-style-name="Standard">
      <style:text-properties style:text-underline-style="none" fo:font-weight="normal" officeooo:rsid="002a81f7" officeooo:paragraph-rsid="002a81f7" style:font-weight-asian="normal" style:font-weight-complex="normal"/>
    </style:style>
    <style:style style:name="P36" style:family="paragraph" style:parent-style-name="Standard">
      <style:text-properties style:text-underline-style="none" fo:font-weight="normal" officeooo:rsid="00326f03" officeooo:paragraph-rsid="00326f03" style:font-weight-asian="normal" style:font-weight-complex="normal"/>
    </style:style>
    <style:style style:name="P37" style:family="paragraph" style:parent-style-name="Standard">
      <style:text-properties style:text-underline-style="none" fo:font-weight="normal" officeooo:rsid="00341faf" officeooo:paragraph-rsid="00341faf" style:font-weight-asian="normal" style:font-weight-complex="normal"/>
    </style:style>
    <style:style style:name="P38" style:family="paragraph" style:parent-style-name="Standard" style:list-style-name="L9">
      <style:text-properties style:text-underline-style="none" fo:font-weight="normal" officeooo:rsid="00341faf" officeooo:paragraph-rsid="00341faf" style:font-weight-asian="normal" style:font-weight-complex="normal"/>
    </style:style>
    <style:style style:name="P39" style:family="paragraph" style:parent-style-name="Standard" style:list-style-name="L9">
      <style:text-properties style:text-underline-style="none" fo:font-weight="normal" officeooo:rsid="0034f897" officeooo:paragraph-rsid="0034f897" style:font-weight-asian="normal" style:font-weight-complex="normal"/>
    </style:style>
    <style:style style:name="P40" style:family="paragraph" style:parent-style-name="Standard" style:list-style-name="L9">
      <style:text-properties style:text-underline-style="none" fo:font-weight="normal" officeooo:rsid="0035ec32" officeooo:paragraph-rsid="0035ec32" style:font-weight-asian="normal" style:font-weight-complex="normal"/>
    </style:style>
    <style:style style:name="P41" style:family="paragraph" style:parent-style-name="Standard" style:list-style-name="L9">
      <style:text-properties style:text-underline-style="none" fo:font-weight="normal" officeooo:rsid="0037dcf7" officeooo:paragraph-rsid="0037dcf7" style:font-weight-asian="normal" style:font-weight-complex="normal"/>
    </style:style>
    <style:style style:name="P42" style:family="paragraph" style:parent-style-name="Standard">
      <style:text-properties style:text-underline-style="none" fo:font-weight="normal" officeooo:rsid="0037dcf7" officeooo:paragraph-rsid="0037dcf7" style:font-weight-asian="normal" style:font-weight-complex="normal"/>
    </style:style>
    <style:style style:name="P43" style:family="paragraph" style:parent-style-name="Standard">
      <style:text-properties style:text-underline-style="none" fo:font-weight="normal" officeooo:rsid="0039d4b1" officeooo:paragraph-rsid="0039d4b1" style:font-weight-asian="normal" style:font-weight-complex="normal"/>
    </style:style>
    <style:style style:name="P44" style:family="paragraph" style:parent-style-name="Standard">
      <style:text-properties style:text-underline-style="none" fo:font-weight="normal" officeooo:rsid="003c2f3c" officeooo:paragraph-rsid="003c2f3c" style:font-weight-asian="normal" style:font-weight-complex="normal"/>
    </style:style>
    <style:style style:name="P45" style:family="paragraph" style:parent-style-name="Standard">
      <style:text-properties style:text-underline-style="none" fo:font-weight="normal" officeooo:rsid="003ce45e" officeooo:paragraph-rsid="003ce45e" style:font-weight-asian="normal" style:font-weight-complex="normal"/>
    </style:style>
    <style:style style:name="P46" style:family="paragraph" style:parent-style-name="Standard" style:list-style-name="L3">
      <style:text-properties style:text-underline-style="none" fo:font-weight="bold" officeooo:rsid="001bd80b" officeooo:paragraph-rsid="001bd80b" style:font-weight-asian="bold" style:font-weight-complex="bold"/>
    </style:style>
    <style:style style:name="P47" style:family="paragraph" style:parent-style-name="Standard">
      <style:text-properties style:text-underline-style="none" fo:font-weight="bold" officeooo:rsid="001bd80b" officeooo:paragraph-rsid="001bd80b" style:font-weight-asian="bold" style:font-weight-complex="bold"/>
    </style:style>
    <style:style style:name="P48" style:family="paragraph" style:parent-style-name="Standard" style:list-style-name="L4">
      <style:text-properties style:text-underline-style="none" fo:font-weight="bold" officeooo:rsid="001bd80b" officeooo:paragraph-rsid="001bd80b" style:font-weight-asian="bold" style:font-weight-complex="bold"/>
    </style:style>
    <style:style style:name="P49" style:family="paragraph" style:parent-style-name="Standard" style:list-style-name="L4">
      <style:text-properties style:text-underline-style="none" fo:font-weight="bold" officeooo:rsid="001cb35f" officeooo:paragraph-rsid="001cb35f" style:font-weight-asian="bold" style:font-weight-complex="bold"/>
    </style:style>
    <style:style style:name="P50" style:family="paragraph" style:parent-style-name="Standard">
      <style:text-properties style:text-underline-style="none" fo:font-weight="bold" officeooo:rsid="001cb35f" officeooo:paragraph-rsid="001cb35f" style:font-weight-asian="bold" style:font-weight-complex="bold"/>
    </style:style>
    <style:style style:name="P51" style:family="paragraph" style:parent-style-name="Standard">
      <style:text-properties style:text-underline-style="none" fo:font-weight="bold" officeooo:rsid="001d56c3" officeooo:paragraph-rsid="001d56c3" style:font-weight-asian="bold" style:font-weight-complex="bold"/>
    </style:style>
    <style:style style:name="P52" style:family="paragraph" style:parent-style-name="Standard">
      <style:text-properties style:text-underline-style="none" fo:font-weight="bold" officeooo:rsid="001d7c30" officeooo:paragraph-rsid="001d7c30" style:font-weight-asian="bold" style:font-weight-complex="bold"/>
    </style:style>
    <style:style style:name="P53" style:family="paragraph" style:parent-style-name="Standard">
      <style:text-properties style:text-underline-style="none" fo:font-weight="bold" officeooo:rsid="001f0997" officeooo:paragraph-rsid="001f0997" style:font-weight-asian="bold" style:font-weight-complex="bold"/>
    </style:style>
    <style:style style:name="P54" style:family="paragraph" style:parent-style-name="Standard">
      <style:text-properties style:text-underline-style="none" fo:font-weight="bold" officeooo:rsid="001f45ef" officeooo:paragraph-rsid="001f45ef" style:font-weight-asian="bold" style:font-weight-complex="bold"/>
    </style:style>
    <style:style style:name="P55" style:family="paragraph" style:parent-style-name="Standard">
      <style:text-properties style:text-underline-style="none" fo:font-weight="bold" officeooo:rsid="00222782" officeooo:paragraph-rsid="00222782" style:font-weight-asian="bold" style:font-weight-complex="bold"/>
    </style:style>
    <style:style style:name="P56" style:family="paragraph" style:parent-style-name="Standard">
      <style:text-properties style:text-underline-style="none" fo:font-weight="bold" officeooo:rsid="00256e00" officeooo:paragraph-rsid="00256e00" style:font-weight-asian="bold" style:font-weight-complex="bold"/>
    </style:style>
    <style:style style:name="P57" style:family="paragraph" style:parent-style-name="Standard" style:list-style-name="L5">
      <style:text-properties style:text-underline-style="none" fo:font-weight="bold" officeooo:rsid="00256e00" officeooo:paragraph-rsid="00256e00" style:font-weight-asian="bold" style:font-weight-complex="bold"/>
    </style:style>
    <style:style style:name="P58" style:family="paragraph" style:parent-style-name="Standard" style:list-style-name="L6">
      <style:text-properties style:text-underline-style="none" fo:font-weight="bold" officeooo:rsid="002a81f7" officeooo:paragraph-rsid="002a81f7" style:font-weight-asian="bold" style:font-weight-complex="bold"/>
    </style:style>
    <style:style style:name="P59" style:family="paragraph" style:parent-style-name="Standard">
      <style:text-properties style:text-underline-style="none" fo:font-weight="bold" officeooo:rsid="002a81f7" officeooo:paragraph-rsid="002a81f7" style:font-weight-asian="bold" style:font-weight-complex="bold"/>
    </style:style>
    <style:style style:name="P60" style:family="paragraph" style:parent-style-name="Standard">
      <style:text-properties style:text-underline-style="none" fo:font-weight="bold" officeooo:rsid="002b194d" officeooo:paragraph-rsid="002b194d" style:font-weight-asian="bold" style:font-weight-complex="bold"/>
    </style:style>
    <style:style style:name="P61" style:family="paragraph" style:parent-style-name="Standard">
      <style:text-properties style:text-underline-style="none" fo:font-weight="bold" officeooo:rsid="002bc32b" officeooo:paragraph-rsid="002bc32b" style:font-weight-asian="bold" style:font-weight-complex="bold"/>
    </style:style>
    <style:style style:name="P62" style:family="paragraph" style:parent-style-name="Standard">
      <style:text-properties style:text-underline-style="none" fo:font-weight="bold" officeooo:rsid="002d94b9" officeooo:paragraph-rsid="002d94b9" style:font-weight-asian="bold" style:font-weight-complex="bold"/>
    </style:style>
    <style:style style:name="P63" style:family="paragraph" style:parent-style-name="Standard">
      <style:text-properties style:text-underline-style="none" fo:font-weight="bold" officeooo:rsid="002ec430" officeooo:paragraph-rsid="002ec430" style:font-weight-asian="bold" style:font-weight-complex="bold"/>
    </style:style>
    <style:style style:name="P64" style:family="paragraph" style:parent-style-name="Standard" style:list-style-name="L7">
      <style:text-properties style:text-underline-style="none" fo:font-weight="bold" officeooo:rsid="002ec430" officeooo:paragraph-rsid="002ec430" style:font-weight-asian="bold" style:font-weight-complex="bold"/>
    </style:style>
    <style:style style:name="P65" style:family="paragraph" style:parent-style-name="Standard">
      <style:text-properties style:text-underline-style="none" fo:font-weight="bold" officeooo:rsid="0030b65a" officeooo:paragraph-rsid="0030b65a" style:font-weight-asian="bold" style:font-weight-complex="bold"/>
    </style:style>
    <style:style style:name="P66" style:family="paragraph" style:parent-style-name="Standard">
      <style:text-properties style:text-underline-style="none" fo:font-weight="bold" officeooo:rsid="00326f03" officeooo:paragraph-rsid="00326f03" style:font-weight-asian="bold" style:font-weight-complex="bold"/>
    </style:style>
    <style:style style:name="P67" style:family="paragraph" style:parent-style-name="Standard" style:list-style-name="L8">
      <style:text-properties style:text-underline-style="none" fo:font-weight="bold" officeooo:rsid="00326f03" officeooo:paragraph-rsid="00326f03" style:font-weight-asian="bold" style:font-weight-complex="bold"/>
    </style:style>
    <style:style style:name="P68" style:family="paragraph" style:parent-style-name="Standard">
      <style:text-properties style:text-underline-style="none" fo:font-weight="bold" officeooo:rsid="00329322" officeooo:paragraph-rsid="00329322" style:font-weight-asian="bold" style:font-weight-complex="bold"/>
    </style:style>
    <style:style style:name="P69" style:family="paragraph" style:parent-style-name="Standard" style:list-style-name="L9">
      <style:text-properties style:text-underline-style="none" fo:font-weight="bold" officeooo:rsid="00341faf" officeooo:paragraph-rsid="00341faf" style:font-weight-asian="bold" style:font-weight-complex="bold"/>
    </style:style>
    <style:style style:name="P70" style:family="paragraph" style:parent-style-name="Standard">
      <style:text-properties style:text-underline-style="none" fo:font-weight="bold" officeooo:rsid="0039d4b1" officeooo:paragraph-rsid="0039d4b1" style:font-weight-asian="bold" style:font-weight-complex="bold"/>
    </style:style>
    <style:style style:name="P71" style:family="paragraph" style:parent-style-name="Standard">
      <style:text-properties style:text-underline-style="none" fo:font-weight="bold" officeooo:rsid="0039e08b" officeooo:paragraph-rsid="0039e08b" style:font-weight-asian="bold" style:font-weight-complex="bold"/>
    </style:style>
    <style:style style:name="P72" style:family="paragraph" style:parent-style-name="Standard" style:list-style-name="L10">
      <style:text-properties style:text-underline-style="none" fo:font-weight="bold" officeooo:rsid="0039e08b" officeooo:paragraph-rsid="0039e08b" style:font-weight-asian="bold" style:font-weight-complex="bold"/>
    </style:style>
    <style:style style:name="P73" style:family="paragraph" style:parent-style-name="Standard" style:list-style-name="L10">
      <style:text-properties style:text-underline-style="none" fo:font-weight="bold" officeooo:rsid="003a7883" officeooo:paragraph-rsid="003a7883" style:font-weight-asian="bold" style:font-weight-complex="bold"/>
    </style:style>
    <style:style style:name="P74" style:family="paragraph" style:parent-style-name="Standard">
      <style:text-properties style:text-underline-style="none" fo:font-weight="bold" officeooo:rsid="003a7883" officeooo:paragraph-rsid="003a7883" style:font-weight-asian="bold" style:font-weight-complex="bold"/>
    </style:style>
    <style:style style:name="P75" style:family="paragraph" style:parent-style-name="Standard">
      <style:text-properties style:text-underline-style="none" fo:font-weight="bold" officeooo:rsid="003aa087" officeooo:paragraph-rsid="003aa087"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56e00" style:font-weight-asian="bold" style:font-weight-complex="bold"/>
    </style:style>
    <style:style style:name="T3" style:family="text">
      <style:text-properties fo:font-weight="bold" officeooo:rsid="0034f897" style:font-weight-asian="bold" style:font-weight-complex="bold"/>
    </style:style>
    <style:style style:name="T4" style:family="text">
      <style:text-properties fo:font-weight="bold" officeooo:rsid="00361429"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74e49" style:font-weight-asian="normal" style:font-weight-complex="normal"/>
    </style:style>
    <style:style style:name="T7" style:family="text">
      <style:text-properties fo:font-weight="normal" officeooo:rsid="001f0997" style:font-weight-asian="normal" style:font-weight-complex="normal"/>
    </style:style>
    <style:style style:name="T8" style:family="text">
      <style:text-properties fo:font-weight="normal" officeooo:rsid="001f45ef" style:font-weight-asian="normal" style:font-weight-complex="normal"/>
    </style:style>
    <style:style style:name="T9" style:family="text">
      <style:text-properties fo:font-weight="normal" officeooo:rsid="002cde68" style:font-weight-asian="normal" style:font-weight-complex="normal"/>
    </style:style>
    <style:style style:name="T10" style:family="text">
      <style:text-properties fo:font-weight="normal" officeooo:rsid="002d94b9" style:font-weight-asian="normal" style:font-weight-complex="normal"/>
    </style:style>
    <style:style style:name="T11" style:family="text">
      <style:text-properties fo:font-weight="normal" officeooo:rsid="002ea2f8" style:font-weight-asian="normal" style:font-weight-complex="normal"/>
    </style:style>
    <style:style style:name="T12" style:family="text">
      <style:text-properties fo:font-weight="normal" officeooo:rsid="002ec430" style:font-weight-asian="normal" style:font-weight-complex="normal"/>
    </style:style>
    <style:style style:name="T13" style:family="text">
      <style:text-properties fo:font-weight="normal" officeooo:rsid="00329322" style:font-weight-asian="normal" style:font-weight-complex="normal"/>
    </style:style>
    <style:style style:name="T14" style:family="text">
      <style:text-properties fo:font-weight="normal" officeooo:rsid="0039e08b" style:font-weight-asian="normal" style:font-weight-complex="normal"/>
    </style:style>
    <style:style style:name="T15" style:family="text">
      <style:text-properties officeooo:rsid="0014b7e2"/>
    </style:style>
    <style:style style:name="T16" style:family="text">
      <style:text-properties officeooo:rsid="00174e49"/>
    </style:style>
    <style:style style:name="T17" style:family="text">
      <style:text-properties officeooo:rsid="001896ae"/>
    </style:style>
    <style:style style:name="T18" style:family="text">
      <style:text-properties officeooo:rsid="00211272"/>
    </style:style>
    <style:style style:name="T19" style:family="text">
      <style:text-properties officeooo:rsid="00222782"/>
    </style:style>
    <style:style style:name="T20" style:family="text">
      <style:text-properties officeooo:rsid="0023129b"/>
    </style:style>
    <style:style style:name="T21" style:family="text">
      <style:text-properties officeooo:rsid="00256e00"/>
    </style:style>
    <style:style style:name="T22" style:family="text">
      <style:text-properties officeooo:rsid="0025dd58"/>
    </style:style>
    <style:style style:name="T23" style:family="text">
      <style:text-properties officeooo:rsid="002a81f7"/>
    </style:style>
    <style:style style:name="T24" style:family="text">
      <style:text-properties officeooo:rsid="002cde68"/>
    </style:style>
    <style:style style:name="T25" style:family="text">
      <style:text-properties officeooo:rsid="002ea2f8"/>
    </style:style>
    <style:style style:name="T26" style:family="text">
      <style:text-properties officeooo:rsid="002ec430"/>
    </style:style>
    <style:style style:name="T27" style:family="text">
      <style:text-properties officeooo:rsid="0034f897"/>
    </style:style>
    <style:style style:name="T28" style:family="text">
      <style:text-properties officeooo:rsid="00361429"/>
    </style:style>
    <style:style style:name="T29" style:family="text">
      <style:text-properties officeooo:rsid="0039d4b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DG Essentials – Part 2 – Open Source Tools</text:p>
      <text:p text:style-name="P11"/>
      <text:p text:style-name="P11">MAJOR OPEN SOURCE APPLICATIONS</text:p>
      <text:p text:style-name="P11"/>
      <text:p text:style-name="P12">Computer can act as a <text:span text:style-name="T1">server</text:span>, which means it primarily handles data on other's behalf, or can act as a <text:span text:style-name="T1">desktop</text:span>, which means a user will be interacting with it directly. </text:p>
      <text:p text:style-name="P12"/>
      <text:p text:style-name="P12">Machine can run software or can be used as a <text:span text:style-name="T1">development machine</text:span> in process of creating software. </text:p>
      <text:p text:style-name="P12"/>
      <text:p text:style-name="P13">Can have multiple roles as not distinction in Linux about role of machine, just matter of configuring which apps to run. </text:p>
      <text:p text:style-name="P12"/>
      <text:p text:style-name="P14"><text:span text:style-name="T15">Therefore, c</text:span>an simulate almost all aspects of a production environment, from development, to testing, to verification on scaled down hardware, which saves costs and time. </text:p>
      <text:p text:style-name="P14"/>
      <text:p text:style-name="P14">User can run same server applications on desktop or inexpensive virtual server that are run on large Internet Service Provider. </text:p>
      <text:p text:style-name="P14"/>
      <text:p text:style-name="P14">Linux software generally falls into 3 categories:</text:p>
      <text:list xml:id="list3797010546640713800" text:style-name="L1">
        <text:list-item>
          <text:p text:style-name="P1">Server software<text:span text:style-name="T5"> – software that has no direct interaction with monitor and keyboard of the machine it runs on. Purpose it to serve information to other computers, called </text:span>clients<text:span text:style-name="T5">. Sometimes server software may not talk to other computers but will just sit there and “crunch” data</text:span></text:p>
        </text:list-item>
        <text:list-item>
          <text:p text:style-name="P1">Desktop software<text:span text:style-name="T5"> – web browser, text editor, music player, or other software user interacts with. Many cases desktop software is the client of a server.</text:span></text:p>
        </text:list-item>
        <text:list-item>
          <text:p text:style-name="P1">Tools<text:span text:style-name="T5"> – a loose category of software that exists to make it easier to manage a system. Might a tool that helps user configure display, or provides a Linux shell, or even more sophisticated tools. </text:span></text:p>
        </text:list-item>
        <text:list-item>
          <text:p text:style-name="P1">Mobile applications<text:span text:style-name="T5">- Like a desktop applications but it runs on a phone or tablet instead of a desktop computer. </text:span></text:p>
        </text:list-item>
      </text:list>
      <text:p text:style-name="P2"/>
      <text:p text:style-name="P2">SERVER APPLICATIONS</text:p>
      <text:p text:style-name="P2"/>
      <text:p text:style-name="P14">Linux excels at running server applications because its reliability and efficiency. Servers defined by what service they run (web servers need web server software, etc).</text:p>
      <text:p text:style-name="P14"><text:line-break/>Early use of Linux was for <text:span text:style-name="T1">web servers</text:span>. A web server hosts content for web pages, which are viewed by a web browser using <text:span text:style-name="T1">Hypertext Transfer Protocol (HTTP) </text:span>or its encrypted flavor <text:span text:style-name="T1">HTTPS</text:span>.</text:p>
      <text:p text:style-name="P15"/>
      <text:p text:style-name="P15">Web page itself can be <text:span text:style-name="T1">static</text:span> which means that when web browser requests the page the web sever just sends file as its appears on disk. <text:s/><text:span text:style-name="T1">Dynamic content</text:span> means the request is sent by the web server to an application which generates the content. <text:span text:style-name="T1">Wordpress</text:span> one example. </text:p>
      <text:p text:style-name="P15"/>
      <text:p text:style-name="P3">Apache<text:span text:style-name="T5"> dominant web server in use today. Originally a standalone project, but group has since formed the </text:span>Apache Software Foundations<text:span text:style-name="T5"> and maintains over a hundred open source software projects. </text:span></text:p>
      <text:p text:style-name="P3"><text:span text:style-name="T5"/></text:p>
      <text:p text:style-name="P3">Nginx<text:span text:style-name="T5"> – another web server, based out of Russia. Focuses on performance by making use of more modern UNIX kernels and only does a subset of what Apache can do. </text:span></text:p>
      <text:p text:style-name="P3"><text:soft-page-break/><text:span text:style-name="T5"/></text:p>
      <text:p text:style-name="P3"><text:span text:style-name="T5">Email popular use of Linux servers. 3 different roles required to get email between people:</text:span></text:p>
      <text:list xml:id="list424778499141115313" text:style-name="L2">
        <text:list-item>
          <text:p text:style-name="P4">Mail Transfer Agent (MTA) –<text:span text:style-name="T5"> figures out which server needs to receive the email and uses </text:span>Simple Mail Transfer Protocol (SMTP)<text:span text:style-name="T5"> to move the email to that server. It is not unusual for an email to take several “hops” to get to its final destination, since an organization might have several MTAs. </text:span></text:p>
        </text:list-item>
        <text:list-item>
          <text:p text:style-name="P5">Mail Delivery Agent(MDA, <text:span text:style-name="T5">also called </text:span>Local Delivery Agent) – <text:span text:style-name="T5">takes care of storing the email in the user's mailabox. Usually invoked from the final MTA in the chain. </text:span></text:p>
        </text:list-item>
        <text:list-item>
          <text:p text:style-name="P5">POP/IMAP server –<text:span text:style-name="T5"> The </text:span>Post Office Protocol <text:span text:style-name="T5">and </text:span>Internet Message Access Protocol<text:span text:style-name="T5"> are two communication protocols that let an email client running on a computer to talk to a remote server to pick up the email. </text:span></text:p>
        </text:list-item>
      </text:list>
      <text:p text:style-name="P6"><text:span text:style-name="T5"/></text:p>
      <text:p text:style-name="P6"><text:span text:style-name="T5">Software sometimes implements multiple component. Microsoft Exchange is closed source and implements all components so no options for individuals. </text:span></text:p>
      <text:p text:style-name="P6"><text:span text:style-name="T5"/></text:p>
      <text:p text:style-name="P6"><text:span text:style-name="T5">Open source world provides options. Some POP/IMAP servers implement their own mail database format for performance, so will also include the MDA if custom database is desired. People using standard file formats (such as all emails in one text file) can choose any MDA. </text:span></text:p>
      <text:p text:style-name="P6"><text:span text:style-name="T5"/></text:p>
      <text:p text:style-name="P6"><text:span text:style-name="T5">Most well known MTA is </text:span>sendmail<text:span text:style-name="T5">. </text:span>Postfix<text:span text:style-name="T5"> is another popular MDA, aims to be simpler and more secure than sendmail. </text:span></text:p>
      <text:p text:style-name="P6"><text:span text:style-name="T5"/></text:p>
      <text:p text:style-name="P6"><text:span text:style-name="T5">If using standard file formats for storing emails, MTA can also deliver mail. Alternatively can use something called </text:span>procmail<text:span text:style-name="T5">, which lets you define custom filters to process mail and filter it. </text:span></text:p>
      <text:p text:style-name="P6"><text:span text:style-name="T5"/></text:p>
      <text:p text:style-name="P6">Dovecot<text:span text:style-name="T5"> is popular POP/IMAP server owing to its ease of use and low maintenance. </text:span>Cyrus IMAP<text:span text:style-name="T5"> is another option. </text:span></text:p>
      <text:p text:style-name="P6"><text:span text:style-name="T5"/></text:p>
      <text:p text:style-name="P6"><text:span text:style-name="T5">For file sharing, </text:span>Samba<text:span text:style-name="T5"> is popular. Allows a Linux machine to look like a Windows machine so that it can share files and participate in a Windows domain. Implements server components, such as making files available for sharing and certain Windows server roles, and also the client end so that a Linux machine may consume a Windows file share. </text:span></text:p>
      <text:p text:style-name="P6"><text:span text:style-name="T5"/></text:p>
      <text:p text:style-name="P6">Netatalk<text:span text:style-name="T5"> project lets Linux machine behave as an Apple file server. </text:span></text:p>
      <text:p text:style-name="P6"><text:span text:style-name="T5"/></text:p>
      <text:p text:style-name="P7"><text:span text:style-name="T5">Native file sharing protocol for UNIX is called the </text:span>Network File Systems (NFS)<text:span text:style-name="T5">. Usually part of the kernel which means that a remote file system can be mounted just like a regular disk, making file access transparent to other applications. </text:span></text:p>
      <text:p text:style-name="P7"><text:span text:style-name="T5"/></text:p>
      <text:p text:style-name="P7"><text:span text:style-name="T5">As computer network gets larger, must implement some kind of directory. </text:span></text:p>
      <text:p text:style-name="P7"><text:span text:style-name="T5"/></text:p>
      <text:p text:style-name="P7"><text:span text:style-name="T5">Oldest directory called the </text:span>Domain Name System (DNS)<text:span text:style-name="T5">. Used to convert a name like “</text:span><text:a xlink:type="simple" xlink:href="http://www.linux.com/" text:style-name="Internet_20_link" text:visited-style-name="Visited_20_Internet_20_Link"><text:span text:style-name="T5">www.linux.com</text:span></text:a><text:span text:style-name="T5">” to an </text:span>IP <text:s/>Address<text:span text:style-name="T5"> like 192.168.100.100, which is a unique identifier of that computer on the Internet. </text:span><text:span text:style-name="T16">DNS</text:span><text:span text:style-name="T6"> also holds global information, like address of the MTA for a given domain. </text:span></text:p>
      <text:p text:style-name="P7"><text:span text:style-name="T6"/></text:p>
      <text:p text:style-name="P8">Internet Software Consortium <text:span text:style-name="T17">(ISC)</text:span><text:span text:style-name="T5"> maintains the most popular DNS serer, simply called </text:span>bind<text:span text:style-name="T5"> after the name of process that runs the service.</text:span></text:p>
      <text:p text:style-name="P8"><text:soft-page-break/><text:span text:style-name="T5"/></text:p>
      <text:p text:style-name="P9">DNS<text:span text:style-name="T5"> largely focused on computer names and IP addresses and is not easily search-able. Other directories have sprung up to store other information such as user accounts and security roles. </text:span></text:p>
      <text:p text:style-name="P9"><text:span text:style-name="T5"/></text:p>
      <text:p text:style-name="P9"><text:span text:style-name="T5">The </text:span>Lightweight Directory Access Protocol (LDAP)<text:span text:style-name="T5"> is most common directory which also powers Microsoft's Active Directory in LDAP. </text:span></text:p>
      <text:p text:style-name="P9"><text:span text:style-name="T5"/></text:p>
      <text:p text:style-name="P9"><text:span text:style-name="T5">In </text:span>LDAP<text:span text:style-name="T5">, object is stored in a tree, and position of that object on the tree can be used to deive information about the object in addition to what's stored with the object itself. </text:span>OpenLDAP<text:span text:style-name="T5"> is dominant player. </text:span></text:p>
      <text:p text:style-name="P9"><text:span text:style-name="T5"/></text:p>
      <text:p text:style-name="P9"><text:span text:style-name="T5">Example, Linux administrator may be stored in branch of tree called “IT Department”, which is under a branched called “Operations”</text:span></text:p>
      <text:p text:style-name="P9"><text:span text:style-name="T5"/></text:p>
      <text:p text:style-name="P9">Dynamic Host Configuration Protocol (DHCP)<text:span text:style-name="T5"> – when computer boots up, it needs an IP address for the local network so that it can be uniquely identified. Job is to listen for requests and assign a free address from the DHCP pool. ISC also maintains the </text:span>ISC DHCP<text:span text:style-name="T5"> server, most common.</text:span></text:p>
      <text:p text:style-name="P9"><text:span text:style-name="T5"/></text:p>
      <text:p text:style-name="P10">Database<text:span text:style-name="T5"> – stored information and allows for easy retrieval and querying. Most popular databases are </text:span>MySQL<text:span text:style-name="T5"> and </text:span>PostgreSQL<text:span text:style-name="T5">. Might enter raw sales figures into database and use a language called </text:span>Structure Query Language (SQL)<text:span text:style-name="T5"> to aggregate sales by product and date in order to produce a report. </text:span></text:p>
      <text:p text:style-name="P10"><text:span text:style-name="T5"/></text:p>
      <text:p text:style-name="P16">DESKTOP APPLICATIONS</text:p>
      <text:p text:style-name="P16"/>
      <text:p text:style-name="P25">Linux desktop runs a system called <text:span text:style-name="T1">X Window</text:span>, also known as <text:span text:style-name="T1">X11</text:span>. Linux <text:span text:style-name="T1">X11</text:span> server is <text:span text:style-name="T1">X.org</text:span> which provides a way for software to operate in a graphical mode and accept input from a keyboard and a mouse. </text:p>
      <text:p text:style-name="P25"/>
      <text:p text:style-name="P26">Windows and icons handled by a <text:span text:style-name="T1">window manager</text:span> or <text:span text:style-name="T1">desktop environment</text:span>. <text:span text:style-name="T1">Windows manager</text:span> is a simpler version of <text:span text:style-name="T1">desktop environment</text:span> as it only provides code to draw menus and mange th application windows on the screen. <text:span text:style-name="T1">Desktop environment </text:span>layers in features like login windows, sessions, a file manager, and other utilities. </text:p>
      <text:p text:style-name="P26"/>
      <text:p text:style-name="P26">Basically, a text-only Linux workstation becomes a graphical desktop with addition of X-Windows and either a <text:span text:style-name="T1">desktop environment</text:span> or a <text:span text:style-name="T1">window manager.</text:span></text:p>
      <text:p text:style-name="P26"><text:span text:style-name="T1"/></text:p>
      <text:p text:style-name="P26"><text:span text:style-name="T1">Windows managers</text:span> include:</text:p>
      <text:list xml:id="list1404064647745219853" text:style-name="L3">
        <text:list-item>
          <text:p text:style-name="P46">Compiz</text:p>
        </text:list-item>
        <text:list-item>
          <text:p text:style-name="P46">FVWM</text:p>
        </text:list-item>
        <text:list-item>
          <text:p text:style-name="P46">Enlightement</text:p>
        </text:list-item>
        <text:list-item>
          <text:p text:style-name="P46">Many more</text:p>
        </text:list-item>
      </text:list>
      <text:p text:style-name="P47"/>
      <text:p text:style-name="P47">Desktop environments<text:span text:style-name="T5">:</text:span></text:p>
      <text:list xml:id="list3655476891724708424" text:style-name="L4">
        <text:list-item>
          <text:p text:style-name="P48">KDE</text:p>
        </text:list-item>
        <text:list-item>
          <text:p text:style-name="P48">GNOME</text:p>
        </text:list-item>
        <text:list-item>
          <text:p text:style-name="P49"><text:span text:style-name="T5">Both have own window managers. </text:span></text:p>
        </text:list-item>
      </text:list>
      <text:p text:style-name="P50"><text:span text:style-name="T5"/></text:p>
      <text:p text:style-name="P51"><text:span text:style-name="T5">Basic productivity applications include word processors, spreadsheet, and presentation package. </text:span><text:soft-page-break/><text:span text:style-name="T5">Known as </text:span>office suite<text:span text:style-name="T5">. </text:span></text:p>
      <text:p text:style-name="P51"><text:span text:style-name="T5"/></text:p>
      <text:p text:style-name="P52">OpenOffice<text:span text:style-name="T5"> and </text:span>LibreOffice<text:span text:style-name="T5"> offer a full office suite, including a drawing tool that strive for compatibility with Office both in terms of features and file formats. </text:span></text:p>
      <text:p text:style-name="P52"><text:span text:style-name="T7"/></text:p>
      <text:p text:style-name="P53">Firefox<text:span text:style-name="T5"> and </text:span>Google Chrome <text:span text:style-name="T5">two main web browsers. Both open source, fast, feature rich, and have excellent support for web developers. </text:span></text:p>
      <text:p text:style-name="P53"><text:span text:style-name="T5"/></text:p>
      <text:p text:style-name="P53">Thunderbird<text:span text:style-name="T5">, full featured desktop email client. Connects to a POP or IMAP server, displays email locally, and sends email through an external SMTP server. </text:span></text:p>
      <text:p text:style-name="P53"><text:span text:style-name="T5"/></text:p>
      <text:p text:style-name="P53"><text:span text:style-name="T5">Also </text:span>Evolution<text:span text:style-name="T5"> and </text:span>KMail<text:span text:style-name="T5"> which are the GNOME and KD project's email clients. </text:span><text:span text:style-name="T8">Standardization through POP and IMAP and local email formats means that it's easy to switch between email clients without losing data. Web based email another option. </text:span></text:p>
      <text:p text:style-name="P53"><text:span text:style-name="T8"/></text:p>
      <text:p text:style-name="P54">Blender, GIMP, <text:span text:style-name="T5">and </text:span>Audacity<text:span text:style-name="T5"> handle 3D movie creation, 2D image manipulation, and audio editing respectively. </text:span></text:p>
      <text:p text:style-name="P54"><text:span text:style-name="T5"/></text:p>
      <text:p text:style-name="P17">CONSOLE TOOLS</text:p>
      <text:p text:style-name="P17"/>
      <text:p text:style-name="P27">History of developing UNIX shows considerable overlap between skills of software development and systems administration. </text:p>
      <text:p text:style-name="P27"/>
      <text:p text:style-name="P27">At basic level, user interacts with system through a <text:span text:style-name="T1">shell</text:span> no matter connecting to system remotely or from attached keyboard. <text:span text:style-name="T18">Shell's job is to accept commands, such as file manipulations and starting applications, and to pass those to the Linux kernel for execution. </text:span></text:p>
      <text:p text:style-name="P27"/>
      <text:p text:style-name="P55"><text:a xlink:type="simple" xlink:href="mailto:sysadmin@localhost" text:style-name="Internet_20_link" text:visited-style-name="Visited_20_Internet_20_Link">sysadmin@localhost</text:a>:~$ <text:span text:style-name="T20">ls -l</text:span></text:p>
      <text:p text:style-name="P27"/>
      <text:p text:style-name="P28">User given a <text:span text:style-name="T1">prompt</text:span> which typically ends in a dollar sign <text:span text:style-name="T1">$</text:span> to indicate an unprivileged account. <text:span text:style-name="T19">Before this prompt is configurable prompt that provides extra information to user. </text:span></text:p>
      <text:p text:style-name="P28"/>
      <text:p text:style-name="P29">Sysadmin is current user, and localhost is name of server, and ~ is current directory. </text:p>
      <text:p text:style-name="P29"/>
      <text:p text:style-name="P29">Variety of shells, mostly differing in how and what can be customized and syntax of built-in scripting language. </text:p>
      <text:p text:style-name="P29"/>
      <text:p text:style-name="P29">Two main: <text:span text:style-name="T1">Borne shell</text:span> and <text:span text:style-name="T1">C shell</text:span>. Modern versions are <text:span text:style-name="T1">Bourne Again Shell (Bash) </text:span>and <text:span text:style-name="T1">tcshe</text:span> (tee-cee-shell). <text:span text:style-name="T2">Bash</text:span><text:span text:style-name="T21"> default in most systems. </text:span></text:p>
      <text:p text:style-name="P29"/>
      <text:p text:style-name="P30">Also, <text:span text:style-name="T1">Korn shell (ksh) </text:span>and <text:span text:style-name="T1">zsh</text:span>. </text:p>
      <text:p text:style-name="P30"/>
      <text:p text:style-name="P56">Text editor<text:span text:style-name="T5"> is used at console to edit files. Two main:</text:span></text:p>
      <text:list xml:id="list4970123915034404441" text:style-name="L5">
        <text:list-item>
          <text:p text:style-name="P57">vi<text:span text:style-name="T5"> (</text:span>vim)</text:p>
        </text:list-item>
        <text:list-item>
          <text:p text:style-name="P57">emacs</text:p>
        </text:list-item>
        <text:list-item>
          <text:p text:style-name="P31">Both powerful, differ in format of commands and how plugins are written. </text:p>
        </text:list-item>
        <text:list-item>
          <text:p text:style-name="P31">Plugins anything from syntax highligh<text:span text:style-name="T22">t</text:span>ing to integrated calendars.</text:p>
        </text:list-item>
        <text:list-item>
          <text:p text:style-name="P32">Both have steep learning curves so <text:span text:style-name="T1">pico </text:span>and <text:span text:style-name="T1">nano</text:span> (derivative of pico)<text:span text:style-name="T1"> </text:span>easier</text:p>
        </text:list-item>
      </text:list>
      <text:p text:style-name="P33"><text:soft-page-break/></text:p>
      <text:p text:style-name="P33">Must add, remove, and update software. Used to mean downloading source code ,setting it up, building it, and copying files on each system. </text:p>
      <text:p text:style-name="P33"/>
      <text:p text:style-name="P33">Now distributions created <text:span text:style-name="T1">packages</text:span> which are compressed copies of application. A <text:span text:style-name="T1">package manager</text:span> takes care of keeping track of which files belong to which package and even downloading updates from a remote server called a <text:span text:style-name="T1">repository</text:span>. </text:p>
      <text:p text:style-name="P34"/>
      <text:p text:style-name="P33">On Debian, tools include <text:span text:style-name="T1">dpkg</text:span>, <text:span text:style-name="T1">apt-get</text:span>, and <text:span text:style-name="T1">apt-cache</text:span>. On Red Hate derived systems, <text:span text:style-name="T1">rpm</text:span> and <text:span text:style-name="T1">yum</text:span> used. </text:p>
      <text:p text:style-name="P33"/>
      <text:p text:style-name="P18">DEVELOPMENT TOOLS</text:p>
      <text:p text:style-name="P19"/>
      <text:p text:style-name="P34">Linux has excellent support for software development. <text:span text:style-name="T23">Many development tools available, and many modern languages treat Linux as first class citizen.</text:span></text:p>
      <text:p text:style-name="P34"/>
      <text:p text:style-name="P35">Computer languages provide way for programmer to enter instructions in a more human readable format, and for those instructions to be eventually transla<text:span text:style-name="T25">f</text:span>ted into machine language.</text:p>
      <text:p text:style-name="P35"/>
      <text:p text:style-name="P35">Fall into one of two camps:</text:p>
      <text:list xml:id="list4383627931652470999" text:style-name="L6">
        <text:list-item>
          <text:p text:style-name="P58">Interpreted –<text:span text:style-name="T5"> translates written code into computer code as program runs</text:span></text:p>
        </text:list-item>
        <text:list-item>
          <text:p text:style-name="P58">Compiled<text:span text:style-name="T5"> – translated all at once. </text:span></text:p>
        </text:list-item>
      </text:list>
      <text:p text:style-name="P59"><text:span text:style-name="T5"/></text:p>
      <text:p text:style-name="P60"><text:span text:style-name="T5">Linux was written in compiled language </text:span>C<text:span text:style-name="T5">, benefit is tht language itself maps closely to generated machine code so code can be small and efficient. Has been extended with </text:span>C++<text:span text:style-name="T5">, added objects, and </text:span>Objective C<text:span text:style-name="T5">, mostly used in Apple products. </text:span></text:p>
      <text:p text:style-name="P60"><text:span text:style-name="T5"/></text:p>
      <text:p text:style-name="P61">Java<text:span text:style-name="T5"> language takes different approach. Instead of compiling to machine code, Java first compiles code to </text:span>Java Virtual Machine (JVM)<text:span text:style-name="T5">. Each host computer then runs </text:span>JVM<text:span text:style-name="T5"> software to translate JVM instructions (</text:span>bytecode<text:span text:style-name="T5">) to native instructions. </text:span><text:span text:style-name="T9">Performance hit not too bad. Enables code to work on any machine that implements </text:span><text:span text:style-name="T24">JVM</text:span><text:span text:style-name="T9">. </text:span><text:span text:style-name="T10">Another benefit of compiling to intermediate target is that JVM can provide services to application that normally wouldn't be available on a CPU (allocating memory). </text:span></text:p>
      <text:p text:style-name="P61"><text:span text:style-name="T10"/></text:p>
      <text:p text:style-name="P62"><text:span text:style-name="T5">Extra computing power of </text:span>interpreted languages<text:span text:style-name="T5"> can make developer more productive. No stopping to compile program every time. </text:span>Interpreted languages<text:span text:style-name="T5"> also tend to offer more features than compiled languages, so less code needed. Interpreter itself </text:span><text:span text:style-name="T11">usually written in another language such as </text:span><text:span text:style-name="T25">C </text:span><text:span text:style-name="T11">or </text:span><text:span text:style-name="T25">Java</text:span><text:span text:style-name="T11">, <text:s/></text:span><text:span text:style-name="T12">where interpreted language is being run on </text:span><text:span text:style-name="T26">JVM</text:span><text:span text:style-name="T12">, which is translated at runtime into actual machine code. </text:span></text:p>
      <text:p text:style-name="P62"><text:span text:style-name="T12"/></text:p>
      <text:p text:style-name="P63">Interpreted Languages<text:span text:style-name="T5"> -</text:span></text:p>
      <text:list xml:id="list3515946317230782091" text:style-name="L7">
        <text:list-item>
          <text:p text:style-name="P64">Perl<text:span text:style-name="T5"> – originally developed to perform text manipulation. Gained favor with system administrators and still continues to be improved and used in everything from automation </text:span></text:p>
        </text:list-item>
        <text:list-item>
          <text:p text:style-name="P64">PHP<text:span text:style-name="T5"> – originally built to create dynamic web page. Read by a web server such as </text:span>Apache<text:span text:style-name="T5">. Special tags in file indicate that parts of code should be interpreted as instructions. Web server pulls all different parts of file together and sends it to web browser. Main advantages are that it is easy to learn and available on almost any system. Wordpress (blogging), cacti (monitoring), and even parts of Facebook.</text:span></text:p>
        </text:list-item>
        <text:list-item>
          <text:p text:style-name="P64">Ruby<text:span text:style-name="T5"> – influenced by </text:span>Perl<text:span text:style-name="T5"> and </text:span>Shell. <text:span text:style-name="T5">Makes complex programming tasks relatively easy, and </text:span><text:soft-page-break/><text:span text:style-name="T5">with inclusion of </text:span>Ruby on Rails<text:span text:style-name="T5"> framework, is a popular choice for building complex web applications. Also powers many of leading automation tools like </text:span>Chef<text:span text:style-name="T5"> and </text:span>Puppet<text:span text:style-name="T5">, which make managing a large number of Linux systems much easier. </text:span></text:p>
        </text:list-item>
        <text:list-item>
          <text:p text:style-name="P64">Python<text:span text:style-name="T5"> – Much like </text:span>Ruby<text:span text:style-name="T5">, makes complex tasks easier and has a framework called </text:span>Django<text:span text:style-name="T5"> that makes building web application very easy. Excellent statistical processing abilities and favorite in academia. </text:span></text:p>
        </text:list-item>
      </text:list>
      <text:p text:style-name="P63"><text:span text:style-name="T5"/></text:p>
      <text:p text:style-name="P63"><text:span text:style-name="T5">Language just a tool that makes it easier to give computer commands. A </text:span>library<text:span text:style-name="T5"> bundles common tasks into a distinct package that can be used by the developer. </text:span></text:p>
      <text:p text:style-name="P63"><text:span text:style-name="T5"/></text:p>
      <text:p text:style-name="P63">ImageMagick<text:span text:style-name="T5"> lets programmer manipulate images in code. Ships with some command line tools that enable user to process images from a shell and take advantage of scripting capabilities there. </text:span></text:p>
      <text:p text:style-name="P63"><text:span text:style-name="T5"/></text:p>
      <text:p text:style-name="P63">OpenSSL<text:span text:style-name="T5"> is cryptographic library that is used in everything from web servers to command line. Provides a standard interface so that user can add cryptography into </text:span>Perl <text:span text:style-name="T5">script, for example. </text:span></text:p>
      <text:p text:style-name="P63"><text:span text:style-name="T5"/></text:p>
      <text:p text:style-name="P65"><text:span text:style-name="T5">At much lower level is </text:span>C library<text:span text:style-name="T5">. Provides a basic set of functions for reading nd writing to files and displays, which is used by applications and other languages alike.</text:span></text:p>
      <text:p text:style-name="P65"><text:span text:style-name="T5"/></text:p>
      <text:p text:style-name="P20">UNDERSTANDING OPEN SOURCE SOFTWARE AND LICENSING</text:p>
      <text:p text:style-name="P20"/>
      <text:p text:style-name="P36">Three distinct components to buying software:</text:p>
      <text:list xml:id="list6068372547845855652" text:style-name="L8">
        <text:list-item>
          <text:p text:style-name="P67">Ownership<text:span text:style-name="T5"> – who owns IP behind softare?</text:span></text:p>
        </text:list-item>
        <text:list-item>
          <text:p text:style-name="P67">Money transfer –<text:span text:style-name="T5"> How does money change hands?</text:span></text:p>
        </text:list-item>
        <text:list-item>
          <text:p text:style-name="P67">Licensing<text:span text:style-name="T5"> – What do you get? What can user do with software? Sharable? </text:span></text:p>
        </text:list-item>
      </text:list>
      <text:p text:style-name="P66"><text:span text:style-name="T5"/></text:p>
      <text:p text:style-name="P66"><text:span text:style-name="T5">Mostly, ownership of software remains with person or company that created it. Users only granted a license to use software. Matter of copyright law. </text:span></text:p>
      <text:p text:style-name="P66"><text:span text:style-name="T5"/></text:p>
      <text:p text:style-name="P66"><text:span text:style-name="T5">Licensing differentiates </text:span>open source software<text:span text:style-name="T5"> from </text:span>closed source softare<text:span text:style-name="T5">. </text:span></text:p>
      <text:p text:style-name="P66"><text:span text:style-name="T5"/></text:p>
      <text:p text:style-name="P66">End User License Agreement (EULA)<text:span text:style-name="T5"> – a custom legal document user must click through, dinciating acceptance in order ot install software. </text:span><text:span text:style-name="T13">Owner (e.g. Microsoft) keeps source code and distributes only binary copies through authorized channels. For most, allowed to install software on one computer and not allowed to make copies of the disk other than for backup. Not allowed to reverse engineer software. Does not usually include major upgrades. </text:span></text:p>
      <text:p text:style-name="P66"><text:span text:style-name="T13"/></text:p>
      <text:p text:style-name="P68">Linux<text:span text:style-name="T5"> owned by </text:span>Linus Torvalds<text:span text:style-name="T5">. Placed code under license </text:span>GNU Public License Version 2 (GPLv2)<text:span text:style-name="T5">. Says source code must be available to anyone who asks and that user allowed to make changes they want. Caveat is that if user makes changes and distributes them, user must put changes under same license. Also says not allowed to charge for distributing source code other than actual costs of doing so (such as copying to removable media). </text:span></text:p>
      <text:p text:style-name="P68"><text:span text:style-name="T5"/></text:p>
      <text:p text:style-name="P68">Free and Open Software (FOSS)<text:span text:style-name="T5">- refers to software where right to decide how software is used and distributed is give up to allow users to view source code and distribute it. </text:span></text:p>
      <text:p text:style-name="P68"><text:span text:style-name="T5"/></text:p>
      <text:p text:style-name="P68"><text:span text:style-name="T5">Licensing is a political issue. Organizations have come up with their own license to embody their particular views so it is easier to choose an existing license than create a new one. MIT, Cal, Apache </text:span><text:soft-page-break/><text:span text:style-name="T5">Foundation, and Free Software Foundation have all created licenses to forward their agendas. </text:span></text:p>
      <text:p text:style-name="P68"><text:span text:style-name="T5"/></text:p>
      <text:p text:style-name="P21">Free Software Foundation and The Open Source Initiative</text:p>
      <text:p text:style-name="P21"/>
      <text:p text:style-name="P37">Two most influential forces in open source:</text:p>
      <text:list xml:id="list4067787549547788214" text:style-name="L9">
        <text:list-item>
          <text:p text:style-name="P69">Free Software Foundation (FSF)</text:p>
          <text:list>
            <text:list-item>
              <text:p text:style-name="P38">Founded in 1985 by <text:span text:style-name="T1">Richard Stallman (RMS). </text:span></text:p>
            </text:list-item>
            <text:list-item>
              <text:p text:style-name="P38">Goal to promote <text:span text:style-name="T1">Free Software –</text:span> freedom to share, study, and modify underlying source code. View that <text:span text:style-name="T1">proprietary software</text:span> (closed source) is ba<text:span text:style-name="T27">d and licenses should enforce openness of modifications. Their view that user should be required to share changes. </text:span><text:span text:style-name="T3">Copyleft</text:span><text:span text:style-name="T27">. </text:span></text:p>
            </text:list-item>
            <text:list-item>
              <text:p text:style-name="P39">Also advocates against software patents and acts as watchdog for standards organizations, speaking out when a proposed standard might violate Free Software principles by including things like <text:span text:style-name="T1">Digital Rights Management (DRM)</text:span> that could restrict what user can do withs servce.</text:p>
            </text:list-item>
            <text:list-item>
              <text:p text:style-name="P39">Developed GPLv3, GPLv3. And Lesser GPL licenses 2 snd 3 (LGPLv2 and LGPLv3). Lessor licensos like regular licenses except they have provisions for <text:span text:style-name="T1">linking</text:span> against non-Free Software.</text:p>
            </text:list-item>
            <text:list-item>
              <text:p text:style-name="P39">Example: Under GPLv2 can,t redistribute software that uses a closed source library (such as hardware driver), but lesser variant allows it</text:p>
            </text:list-item>
            <text:list-item>
              <text:p text:style-name="P39">Changes between 2 and 3 are largely focused on using Free Software on a closed hardware device which has bee coined <text:span text:style-name="T1">Tivoization</text:span>. TiVo built on Linux and licensed under GPLv2, but hardware would not run any modified binaries. </text:p>
            </text:list-item>
          </text:list>
        </text:list-item>
        <text:list-item>
          <text:p text:style-name="P69">Open Source Initiative (OSI)</text:p>
          <text:list>
            <text:list-item>
              <text:p text:style-name="P39">Founded in 1998 by <text:span text:style-name="T1">Bruce Perens</text:span> and <text:span text:style-name="T1">Eric Raymond (ESR)</text:span>. Believe that Free Software was too politically charged and that less extreme licenses were necessary, particularly around copyleft aspects of FSF licenses. Believes no restrictions should be placed on use of software no matter what intended use. </text:p>
            </text:list-item>
            <text:list-item>
              <text:p text:style-name="P39">Does not have own set of licenses. </text:p>
            </text:list-item>
            <text:list-item>
              <text:p text:style-name="P39">Has set of principles, and adds other licenses to that list if they meet those principles called <text:span text:style-name="T1">Open Source licenses. </text:span>Software that conforms to an Open Source license is therefore <text:span text:style-name="T1">Open Source Software</text:span>. </text:p>
            </text:list-item>
            <text:list-item>
              <text:p text:style-name="P40">Some are <text:span text:style-name="T1">BSD</text:span> family of licenses. Much simpler than <text:span text:style-name="T1">GP</text:span><text:span text:style-name="T4">L</text:span><text:span text:style-name="T28">. Merely state user may redistribute source and binaries as long as maintain copyright notices and don't imply that original creator endorses new vision. “Do what <text:s/>you want, but don't say you wrote it.” MIT license has same spirit. </text:span></text:p>
            </text:list-item>
            <text:list-item>
              <text:p text:style-name="P41">FSF licenses are Open Source licenses.</text:p>
            </text:list-item>
            <text:list-item>
              <text:p text:style-name="P41">Others may not contain copyleft. These are called <text:span text:style-name="T1">permissive free software licenses </text:span>because they are permissive in <text:span text:style-name="T29">how use can redistribute software. </text:span></text:p>
            </text:list-item>
          </text:list>
        </text:list-item>
      </text:list>
      <text:p text:style-name="P42"/>
      <text:p text:style-name="P70">Libre<text:span text:style-name="T5"> – term specifically implying to “free as in speech” software. Not free cost. </text:span></text:p>
      <text:p text:style-name="P70"><text:span text:style-name="T5"/></text:p>
      <text:p text:style-name="P70">Free/Libre/Open Source Software (FLOSS)<text:span text:style-name="T5">. </text:span></text:p>
      <text:p text:style-name="P70"><text:span text:style-name="T5"/></text:p>
      <text:p text:style-name="P22">OTHER LICENSING SCHEMES</text:p>
      <text:p text:style-name="P24"/>
      <text:p text:style-name="P43">FOSS mostly for software.</text:p>
      <text:p text:style-name="P43"/>
      <text:p text:style-name="P70"><text:soft-page-break/>Public domain<text:span text:style-name="T5"> – when software author relinquishes all rights, including copyright of work. </text:span><text:span text:style-name="T14">In some countries, this is default for work done by government agency. In some, work enter public domain after author has died and a lengthy waiting period has elapsed. </text:span></text:p>
      <text:p text:style-name="P70"><text:span text:style-name="T14"/></text:p>
      <text:p text:style-name="P71"><text:span text:style-name="T5">The </text:span>Creative Commons (CC)<text:span text:style-name="T5"> organization has created the </text:span>Creative Commons Licenses<text:span text:style-name="T5"> which try to address intentions behind </text:span>FOSS<text:span text:style-name="T5"> for non software entities. Can also be used to restrict commercial use if that is desire of copyright holder. Are:</text:span></text:p>
      <text:list xml:id="list5502280959210845710" text:style-name="L10">
        <text:list-item>
          <text:p text:style-name="P72">Attribution (CC BY)<text:span text:style-name="T5"> – much like BSD license, can use CC by content for any use but must credit copyright holder</text:span></text:p>
        </text:list-item>
        <text:list-item>
          <text:p text:style-name="P72">Attribution ShareAlike (CC BY-SA) –<text:span text:style-name="T5"> copyleft version of the Attribution license. Derived works must be shared under the same license. </text:span></text:p>
        </text:list-item>
        <text:list-item>
          <text:p text:style-name="P72">Attribution No-Derivs (CC BY-ND) – <text:span text:style-name="T5">May redistribute the content under the same conditions as CC-BY but may not change it</text:span></text:p>
        </text:list-item>
        <text:list-item>
          <text:p text:style-name="P73">Attribution-NonCommercial (C BY-NC)<text:span text:style-name="T5">- Just like CC BY, but you may not use it for commercial purposes</text:span></text:p>
        </text:list-item>
        <text:list-item>
          <text:p text:style-name="P73">Attribution-NonCommercial-ShareAlike (CC-BY-NC-SA) –<text:span text:style-name="T5"> Building on CC BY-NC license, but requires that changes be shared under same license</text:span></text:p>
        </text:list-item>
        <text:list-item>
          <text:p text:style-name="P73">Attribution-NonCommercial-NoDerivs (CC-BY-NC-ND) –<text:span text:style-name="T5"> Sharing content to be used for non commercial purposes, but people may not change content.</text:span></text:p>
        </text:list-item>
        <text:list-item>
          <text:p text:style-name="P73">No Rights Reserved (CC0)<text:span text:style-name="T5"> – The Creative Commons version of public domain. </text:span></text:p>
        </text:list-item>
      </text:list>
      <text:p text:style-name="P74"><text:span text:style-name="T5"/></text:p>
      <text:p text:style-name="P75"><text:span text:style-name="T5">Can all be summarized as </text:span>ShareAlike<text:span text:style-name="T5"> or </text:span>no restrictions<text:span text:style-name="T5">, and whether or not commercial use or derivations are allowed. </text:span></text:p>
      <text:p text:style-name="P75"><text:span text:style-name="T5"/></text:p>
      <text:p text:style-name="P23">OPEN SOURCE BUSINESS MODELS</text:p>
      <text:p text:style-name="P23"/>
      <text:p text:style-name="P44">Simplest way to make money is to sell support or warranty around software. Installing software for people, helping people when they have problems, or fixing bugs for money. Effectively a consultant. </text:p>
      <text:p text:style-name="P44"/>
      <text:p text:style-name="P45">Can also charge for service that enhances software.</text:p>
      <text:p text:style-name="P45"/>
      <text:p text:style-name="P45">Can package hardware or add extra closed source software to sell alongside the free software. Appliances and embedded systems that use Linux can be developed and sold. Many consumer firewalls and entertainment devices follow this model. </text:p>
      <text:p text:style-name="P45"/>
      <text:p text:style-name="P45">Can also develop open source software as part of job. </text:p>
      <text:p text:style-name="P45"/>
      <text:p text:style-name="P45">1990s – Gerald Combs works at ISP and started writing own network analysis tool because similar tools at time were very expensive. Over 600 people have now contributed to <text:span text:style-name="T1">Wireshark</text:span> and it is often considered better than commercial offerings and has led to a company being formd around Gerald to support Wireshark and sell products and support. </text:p>
      <text:p text:style-name="P45"/>
      <text:p text:style-name="P45">Some companies devote resources to open source experts to use their products. </text:p>
      <text:p text:style-name="P45"/>
      <text:p text:style-name="P45">Helps attract people and working 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3T00:54:02.709014172</meta:creation-date>
    <meta:generator>LibreOffice/5.0.6.2$Linux_X86_64 LibreOffice_project/00m0$Build-2</meta:generator>
    <dc:date>2017-01-14T02:15:50.725258527</dc:date>
    <meta:editing-duration>PT5H48M7S</meta:editing-duration>
    <meta:editing-cycles>43</meta:editing-cycles>
    <meta:document-statistic meta:table-count="0" meta:image-count="0" meta:object-count="0" meta:page-count="8" meta:paragraph-count="143" meta:word-count="3257" meta:character-count="20243" meta:non-whitespace-character-count="17058"/>
  </office:meta>
</office:document-meta>
</file>